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6" style:family="table">
      <style:table-properties style:width="6.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1in" style:rel-column-width="10082*"/>
    </style:style>
    <style:style style:name="Table6.B" style:family="table-column">
      <style:table-column-properties style:column-width="1.1875in" style:rel-column-width="11972*"/>
    </style:style>
    <style:style style:name="Table6.C" style:family="table-column">
      <style:table-column-properties style:column-width="2.25in" style:rel-column-width="22685*"/>
    </style:style>
    <style:style style:name="Table6.D" style:family="table-column">
      <style:table-column-properties style:column-width="2.0625in" style:rel-column-width="2079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background-color="#b2b2b2" fo:padding="0.05in" fo:border-left="0.75pt solid #808080" fo:border-right="none" fo:border-top="0.75pt solid #808080" fo:border-bottom="0.75pt solid #808080" style:writing-mode="page">
        <style:background-image/>
      </style:table-cell-properties>
    </style:style>
    <style:style style:name="Table6.D1" style:family="table-cell">
      <style:table-cell-properties style:vertical-align="bottom" fo:background-color="#b2b2b2" fo:padding="0.05in" fo:border="0.75pt solid #80808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B2" style:family="table-cell" style:data-style-name="N0">
      <style:table-cell-properties style:vertical-align="middle" fo:background-color="transparent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D2" style:family="table-cell" style:data-style-name="N0">
      <style:table-cell-properties style:vertical-align="middle" fo:background-color="transparent" fo:padding-left="0.1in" fo:padding-right="0.05in" fo:padding-top="0.05in" fo:padding-bottom="0.05in" fo:border-left="0.75pt solid #808080" fo:border-right="0.75pt solid #808080" fo:border-top="none" fo:border-bottom="0.75pt solid #808080" style:writing-mode="page">
        <style:background-image/>
      </style:table-cell-properties>
    </style:style>
    <style:style style:name="Table6.A3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B3" style:family="table-cell" style:data-style-name="N0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C3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D3" style:family="table-cell" style:data-style-name="N0">
      <style:table-cell-properties style:vertical-align="middle" fo:background-color="#eeeeee" fo:padding-left="0.1in" fo:padding-right="0.05in" fo:padding-top="0.05in" fo:padding-bottom="0.05in" fo:border-left="0.75pt solid #808080" fo:border-right="0.75pt solid #808080" fo:border-top="none" fo:border-bottom="0.75pt solid #808080" style:writing-mode="page">
        <style:background-image/>
      </style:table-cell-properties>
    </style:style>
    <style:style style:name="Table6.A5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B5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C5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A7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C7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D8" style:family="table-cell">
      <style:table-cell-properties style:vertical-align="middle" fo:background-color="transparent" fo:padding-left="0.1in" fo:padding-right="0.05in" fo:padding-top="0.05in" fo:padding-bottom="0.05in" fo:border-left="0.75pt solid #808080" fo:border-right="0.75pt solid #808080" fo:border-top="none" fo:border-bottom="0.75pt solid #808080" style:writing-mode="page">
        <style:background-image/>
      </style:table-cell-properties>
    </style:style>
    <style:style style:name="Table6.A9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B9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Table6.C9" style:family="table-cell">
      <style:table-cell-properties style:vertical-align="middle" fo:background-color="#eeeeee" fo:padding="0.05in" fo:border-left="0.75pt solid #808080" fo:border-right="none" fo:border-top="none" fo:border-bottom="0.75pt solid #808080" style:writing-mode="page">
        <style:background-image/>
      </style:table-cell-properties>
    </style:style>
    <style:style style:name="P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33db7d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36535a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3cc0c6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38581a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413096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413096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text-outline="false" style:text-line-through-style="none" style:text-line-through-type="none" style:font-name="Times New Roman2" fo:font-size="12pt" fo:font-style="italic" fo:text-shadow="none" style:text-underline-style="none" fo:font-weight="normal" officeooo:rsid="00413096" officeooo:paragraph-rsid="0005c4c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3db7d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6535a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.2in" fo:margin-right="0in" fo:margin-top="0in" fo:margin-bottom="0in" loext:contextual-spacing="false" fo:text-align="start" style:justify-single-word="false" fo:text-indent="-0.2in" style:auto-text-indent="false">
        <style:tab-stops/>
      </style:paragraph-properties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3abb55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left="0.2in" fo:margin-right="0in" fo:margin-top="0in" fo:margin-bottom="0in" loext:contextual-spacing="false" fo:text-align="start" style:justify-single-word="false" fo:text-indent="-0.2in" style:auto-text-indent="false">
        <style:tab-stops/>
      </style:paragraph-properties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413096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413096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bold" officeooo:rsid="0033db7d" officeooo:paragraph-rsid="0005c4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Heading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bold" officeooo:rsid="0033db7d" officeooo:paragraph-rsid="0005c4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bold" officeooo:rsid="00374905" officeooo:paragraph-rsid="0005c4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left="0.2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fo:color="#000000" style:text-outline="false" style:text-line-through-style="none" style:text-line-through-type="none" style:font-name="Times New Roman2" fo:font-size="12pt" fo:font-style="normal" fo:text-shadow="none" style:text-underline-style="none" fo:font-weight="normal" officeooo:rsid="00413096" officeooo:paragraph-rsid="0005c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officeooo:paragraph-rsid="0005c4cc"/>
    </style:style>
    <style:style style:name="P21" style:family="paragraph" style:parent-style-name="Text_20_body">
      <style:text-properties officeooo:rsid="0040b97b" officeooo:paragraph-rsid="000ad8e0"/>
    </style:style>
    <style:style style:name="P22" style:family="paragraph" style:parent-style-name="Heading_20_1" style:master-page-name="Standard">
      <style:paragraph-properties style:page-number="auto"/>
      <style:text-properties style:font-name="Times New Roman2" officeooo:rsid="000759af" style:font-name-asian="SimSun" style:font-name-complex="Mangal"/>
    </style:style>
    <style:style style:name="T1" style:family="text">
      <style:text-properties style:font-name="Times New Roman1" officeooo:rsid="0040f78b" style:font-name-asian="Times New Roman1" style:font-name-complex="Times New Roman1"/>
    </style:style>
    <style:style style:name="T2" style:family="text">
      <style:text-properties style:font-name="Times New Roman2" style:font-name-asian="SimSun" style:font-name-complex="Mangal"/>
    </style:style>
    <style:style style:name="T3" style:family="text">
      <style:text-properties style:font-name="Times New Roman2" officeooo:rsid="0040f78b" style:font-name-asian="SimSun" style:font-name-complex="Mangal"/>
    </style:style>
    <style:style style:name="T4" style:family="text">
      <style:text-properties style:font-name="Times New Roman2" officeooo:rsid="000759af" style:font-name-asian="SimSun" style:font-name-complex="Mangal"/>
    </style:style>
    <style:style style:name="T5" style:family="text">
      <style:text-properties style:font-name="Times New Roman2" officeooo:rsid="000ad8e0" style:font-name-asian="SimSun" style:font-name-complex="Mangal"/>
    </style:style>
    <style:style style:name="T6" style:family="text">
      <style:text-properties officeooo:rsid="0047f543"/>
    </style:style>
    <style:style style:name="T7" style:family="text">
      <style:text-properties officeooo:rsid="0038581a"/>
    </style:style>
    <style:style style:name="T8" style:family="text">
      <style:text-properties officeooo:rsid="0036535a"/>
    </style:style>
    <style:style style:name="T9" style:family="text">
      <style:text-properties officeooo:rsid="00346db4"/>
    </style:style>
    <style:style style:name="T10" style:family="text">
      <style:text-properties officeooo:rsid="0033db7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1fe2a" style:font-style-asian="italic" style:font-style-complex="italic"/>
    </style:style>
    <style:style style:name="T13" style:family="text">
      <style:text-properties officeooo:rsid="003b676a"/>
    </style:style>
    <style:style style:name="T14" style:family="text">
      <style:text-properties officeooo:rsid="0005c4cc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title>Selected Symbols for Basic Mathematical/Statistical Modeling</text:title></text:h>
      <text:p text:style-name="P21"><text:span text:style-name="T5">These are</text:span><text:span text:style-name="T2"> </text:span><text:span text:style-name="T5">the key </text:span><text:span text:style-name="T2">mathematical symbols (</text:span><text:span text:style-name="T5">other than</text:span><text:span text:style-name="T2"> </text:span><text:span text:style-name="T3"><draw:frame draw:style-name="fr1" draw:name="Object89" text:anchor-type="as-char" svg:y="-0.1484in" svg:width="1.1492in" svg:height="0.1839in" draw:z-index="2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) used in “Mathematical Models &amp; Linear Statistical Models: Basic Concepts &amp; Computations”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Concept</text:p>
          </table:table-cell>
          <table:table-cell table:style-name="Table6.A1" office:value-type="string">
            <text:p text:style-name="P17">Symbol</text:p>
          </table:table-cell>
          <table:table-cell table:style-name="Table6.A1" office:value-type="string">
            <text:p text:style-name="P18">Definition</text:p>
          </table:table-cell>
          <table:table-cell table:style-name="Table6.D1" office:value-type="string">
            <text:p text:style-name="P20"><text:span text:style-name="T6">E</text:span>xample<text:span text:style-name="T7">s</text:span></text:p>
          </table:table-cell>
        </table:table-row>
        <table:table-row>
          <table:table-cell table:style-name="Table6.A2" office:value-type="string">
            <text:p text:style-name="P1">Floor</text:p>
          </table:table-cell>
          <table:table-cell table:style-name="Table6.B2">
            <text:p text:style-name="P2"><draw:frame draw:style-name="fr1" draw:name="Object36" text:anchor-type="as-char" svg:y="-0.1402in" svg:width="0.261in" svg:height="0.1811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6.A2" office:value-type="string">
            <text:p text:style-name="P1">Rounding down (towards <draw:frame draw:style-name="fr1" draw:name="Object38" text:anchor-type="as-char" svg:y="-0.0854in" svg:width="0.2626in" svg:height="0.085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) of a <text:span text:style-name="T8">non-integral </text:span>real number, <text:span text:style-name="T9">to the next integer value.</text:span></text:p>
          </table:table-cell>
          <table:table-cell table:style-name="Table6.D2">
            <text:p text:style-name="P10"><draw:frame draw:style-name="fr1" draw:name="Object54" text:anchor-type="as-char" svg:y="-0.348in" svg:width="1.0661in" svg:height="0.6165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6.A9" office:value-type="string">
            <text:p text:style-name="P1">Ceiling</text:p>
          </table:table-cell>
          <table:table-cell table:style-name="Table6.B3">
            <text:p text:style-name="P2"><draw:frame draw:style-name="fr1" draw:name="Object44" text:anchor-type="as-char" svg:y="-0.1402in" svg:width="0.261in" svg:height="0.1811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6.C3" office:value-type="string">
            <text:p text:style-name="P3">Rounding up <text:span text:style-name="T10">(towards </text:span><text:span text:style-name="T10"><draw:frame draw:style-name="fr1" draw:name="Object45" text:anchor-type="as-char" svg:y="-0.0854in" svg:width="0.1272in" svg:height="0.0854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) of a </text:span>non-integral <text:span text:style-name="T10">real number, to the next integer value.</text:span></text:p>
          </table:table-cell>
          <table:table-cell table:style-name="Table6.D3">
            <text:p text:style-name="P11"><draw:frame draw:style-name="fr1" draw:name="Object79" text:anchor-type="as-char" svg:y="-0.348in" svg:width="1.0654in" svg:height="0.6165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1">Exponent</text:p>
          </table:table-cell>
          <table:table-cell table:style-name="Table6.A2" office:value-type="string">
            <text:p text:style-name="P2"><draw:frame draw:style-name="fr1" draw:name="Object80" text:anchor-type="as-char" svg:y="-0.172in" svg:width="0.1402in" svg:height="0.2075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text:s/><text:span text:style-name="T7">(superscript)</text:span></text:p>
          </table:table-cell>
          <table:table-cell table:style-name="Table6.A2" office:value-type="string">
            <text:p text:style-name="P4">Number of times (not necessary integral) a base <text:span text:style-name="T11">b</text:span> is multiplied by itself in a product.</text:p>
          </table:table-cell>
          <table:table-cell table:style-name="Table6.D2">
            <text:p text:style-name="P12"><draw:frame draw:style-name="fr1" draw:name="Object88" text:anchor-type="as-char" svg:y="-0.2736in" svg:width="1.661in" svg:height="0.440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6.A9" office:value-type="string">
            <text:p text:style-name="P1">Enumerat<text:span text:style-name="T7">ion</text:span></text:p>
          </table:table-cell>
          <table:table-cell table:style-name="Table6.B5" office:value-type="string">
            <text:p text:style-name="P2"><draw:frame draw:style-name="fr1" draw:name="Object81" text:anchor-type="as-char" svg:y="-0.1484in" svg:width="0.1043in" svg:height="0.2091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text:line-break/><text:span text:style-name="T7">(subscript)</text:span></text:p>
          </table:table-cell>
          <table:table-cell table:style-name="Table6.C5" office:value-type="string">
            <text:p text:style-name="P5"><text:span text:style-name="T14">Numbered t</text:span>erms of an ordered sequence.</text:p>
          </table:table-cell>
          <table:table-cell table:style-name="Table6.D3">
            <text:p text:style-name="P12"><draw:frame draw:style-name="fr1" draw:name="Object84" text:anchor-type="as-char" svg:y="-0.3398in" svg:width="1.8228in" svg:height="0.6193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1">Su<text:span text:style-name="T7">m</text:span></text:p>
          </table:table-cell>
          <table:table-cell table:style-name="Table6.B2">
            <text:p text:style-name="P2"><draw:frame draw:style-name="fr1" draw:name="Object82" text:anchor-type="as-char" svg:y="-0.1701in" svg:width="0.2535in" svg:height="0.2283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6.A2" office:value-type="string">
            <text:p text:style-name="P13">Sum of terms in a sequence.<text:line-break/><draw:frame draw:style-name="fr1" draw:name="Object86" text:anchor-type="as-char" svg:y="-0.2807in" svg:width="1.7598in" svg:height="0.4484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15">(If the bounds <text:span text:style-name="T11">m</text:span> and <text:span text:style-name="T11">n</text:span> are well understood, they are often omitted from the<draw:frame draw:style-name="fr1" draw:name="Object90" text:anchor-type="as-char" svg:y="-0.1701in" svg:width="0.2535in" svg:height="0.2283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operator notation.)</text:p>
          </table:table-cell>
          <table:table-cell table:style-name="Table6.D2">
            <text:p text:style-name="P12"><draw:frame draw:style-name="fr1" draw:name="Object85" text:anchor-type="as-char" svg:y="-0.5701in" svg:width="1.7173in" svg:height="1.0819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9" office:value-type="string">
            <text:p text:style-name="P5">Product</text:p>
          </table:table-cell>
          <table:table-cell table:style-name="Table6.B3">
            <text:p text:style-name="P2"><draw:frame draw:style-name="fr1" draw:name="Object83" text:anchor-type="as-char" svg:y="-0.172in" svg:width="0.2783in" svg:height="0.228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6.C7" office:value-type="string">
            <text:p text:style-name="P13"><text:span text:style-name="T13">Product</text:span> of terms in a sequence.<text:line-break/><draw:frame draw:style-name="fr1" draw:name="Object87" text:anchor-type="as-char" svg:y="-0.2827in" svg:width="1.6008in" svg:height="0.4484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6.D3">
            <text:p text:style-name="P12"><draw:frame draw:style-name="fr1" draw:name="Object94" text:anchor-type="as-char" svg:y="-0.4937in" svg:width="1.4602in" svg:height="0.8661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6">Factorial</text:p>
          </table:table-cell>
          <table:table-cell table:style-name="Table6.A2" office:value-type="string">
            <text:p text:style-name="P7"><text:span text:style-name="T12">n</text:span>!</text:p>
          </table:table-cell>
          <table:table-cell table:style-name="Table6.B2">
            <text:p text:style-name="P19"><draw:frame draw:style-name="fr1" draw:name="Object91" text:anchor-type="as-char" svg:y="-0.5236in" svg:width="1.2083in" svg:height="0.8661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6.D8" office:value-type="string">
            <text:p text:style-name="P8"><draw:frame draw:style-name="fr1" draw:name="Object93" text:anchor-type="as-char" svg:y="-0.2382in" svg:width="1.3575in" svg:height="0.3929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 table:style-name="Table6.1">
          <table:table-cell table:style-name="Table6.A9" office:value-type="string">
            <text:p text:style-name="P6">Euler’s number</text:p>
          </table:table-cell>
          <table:table-cell table:style-name="Table6.B9" office:value-type="string">
            <text:p text:style-name="P9">e</text:p>
          </table:table-cell>
          <table:table-cell table:style-name="Table6.C9" office:value-type="string">
            <text:p text:style-name="P14">Base of natural logarithms.<draw:frame draw:style-name="fr1" draw:name="Object92" text:anchor-type="as-char" svg:y="-0.561in" svg:width="1.9165in" svg:height="1.039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6.D3">
            <text:p text:style-name="P8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in" style:auto-text-indent="false"/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style-name="Regular" style:font-family-generic="roman" style:font-pitch="variable" fo:font-size="14pt" fo:font-weight="normal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in" fo:margin-right="0in" fo:margin-top="0in" fo:margin-bottom="0.1598in" loext:contextual-spacing="false" fo:text-indent="0in" style:auto-text-indent="false" style:page-number="auto" fo:break-before="page"/>
      <style:text-properties fo:font-size="16pt" fo:font-weight="bold" style:font-size-asian="115%" style:font-weight-asian="bold" style:font-size-complex="115%" style:font-weight-complex="bold"/>
    </style:style>
    <style:style style:name="Appendix" style:family="paragraph" style:parent-style-name="Heading_20_1" style:next-style-name="Text_20_body" style:default-outline-level="1" style:list-style-name="">
      <style:paragraph-properties fo:break-before="auto" fo:break-after="auto"/>
    </style:style>
    <style:style style:name="Table_20_Contents" style:display-name="Table Contents" style:family="paragraph" style:parent-style-name="Standard" style:class="extra">
      <style:paragraph-properties fo:margin-top="0in" fo:margin-bottom="0.1201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fo:color="#000000" style:text-outline="false" style:text-line-through-style="none" style:text-line-through-type="none" style:font-name="Times New Roman2" fo:font-family="'Times New Roman'" style:font-family-generic="roman" style:font-pitch="variable" fo:font-size="12pt" fo:font-style="normal" fo:text-shadow="none" style:text-underline-style="none" fo:font-weight="bold" officeooo:rsid="003749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margin-left="0in" fo:margin-right="0in" fo:margin-top="0in" fo:margin-bottom="0.0799in" loext:contextual-spacing="false" fo:text-align="center" style:justify-single-word="false" fo:text-indent="0in" style:auto-text-indent="false"/>
      <style:text-properties fo:font-size="24pt" fo:font-weight="800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45:23.179000000</meta:creation-date>
    <dc:date>2018-10-11T15:38:42.674000000</dc:date>
    <meta:editing-duration>PT25M40S</meta:editing-duration>
    <meta:editing-cycles>5</meta:editing-cycles>
    <meta:generator>LibreOffice/6.1.2.1$Windows_X86_64 LibreOffice_project/65905a128db06ba48db947242809d14d3f9a93fe</meta:generator>
    <dc:subject>Math models &amp; statistical models</dc:subject>
    <dc:title>Selected Symbols for Basic Mathematical/Statistical Modeling</dc:title>
    <meta:document-statistic meta:table-count="1" meta:image-count="0" meta:object-count="21" meta:page-count="2" meta:paragraph-count="38" meta:word-count="126" meta:character-count="794" meta:non-whitespace-character-count="690"/>
    <meta:user-defined meta:name="Author">Nicholas Bennett</meta:user-defined>
  </office:meta>
</office:document-meta>
</file>

<file path=Object 1/content.xml><?xml version="1.0" encoding="utf-8"?>
<math xmlns="http://www.w3.org/1998/Math/MathML" display="block">
  <semantics>
    <mrow>
      <mrow>
        <mo stretchy="false">+</mo>
        <mi>,</mi>
      </mrow>
      <mrow>
        <mspace width="0.5em"/>
        <mo stretchy="false">−</mo>
        <mi>,</mi>
      </mrow>
      <mrow>
        <mspace width="0.5em"/>
        <mo stretchy="false">⋅</mo>
        <mi>,</mi>
      </mrow>
      <mrow>
        <mspace width="0.5em"/>
        <mo stretchy="false">/</mo>
        <mi>,</mi>
      </mrow>
      <mrow>
        <mspace width="0.5em"/>
        <mo stretchy="false">=</mo>
        <mi>,</mi>
      </mrow>
      <mspace width="0.5em"/>
      <mtext>etc.</mtext>
    </mrow>
    <annotation encoding="StarMath 5.0">+,` -,` cdot,` /,` =,` "etc." </annotation>
  </semantics>
</math>
</file>

<file path=Object 10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11/content.xml><?xml version="1.0" encoding="utf-8"?>
<math xmlns="http://www.w3.org/1998/Math/MathML" display="block">
  <semantics>
    <mtable>
      <mtr>
        <mtd>
          <mtable>
            <mtr>
              <mtd columnalign="right">
                <mstyle mathvariant="bold">
                  <mi>S</mi>
                </mstyle>
              </mtd>
              <mtd>
                <mrow>
                  <mspace width="0.5em"/>
                  <mo stretchy="false">=</mo>
                  <mspace width="0.5em"/>
                </mrow>
              </mtd>
              <mtd columnalign="left">
                <mrow>
                  <mo fence="true" stretchy="false">{</mo>
                  <mrow>
                    <mrow>
                      <msub>
                        <mi>s</mi>
                        <mn>1</mn>
                      </msub>
                      <mi>,</mi>
                      <mspace width="0.5em"/>
                      <msub>
                        <mi>s</mi>
                        <mn>2</mn>
                      </msub>
                      <mi>,</mi>
                      <mspace width="0.5em"/>
                      <msub>
                        <mi>s</mi>
                        <mn>3</mn>
                      </msub>
                      <mi>,</mi>
                      <mspace width="0.5em"/>
                      <mo stretchy="false">…</mo>
                    </mrow>
                  </mrow>
                  <mo fence="true" stretchy="false">}</mo>
                </mrow>
              </mtd>
            </mtr>
            <mtr>
              <mtd columnalign="right">
                <mstyle mathvariant="bold">
                  <mi>F</mi>
                </mstyle>
              </mtd>
              <mtd>
                <mrow>
                  <mspace width="0.5em"/>
                  <mo stretchy="false">=</mo>
                  <mspace width="0.5em"/>
                </mrow>
              </mtd>
              <mtd columnalign="left">
                <mrow>
                  <mo fence="true" stretchy="false">{</mo>
                  <mrow>
                    <mrow>
                      <mn>1</mn>
                      <mi>,</mi>
                      <mspace width="0.5em"/>
                      <mn>1</mn>
                      <mi>,</mi>
                      <mspace width="0.5em"/>
                      <mn>2</mn>
                      <mi>,</mi>
                      <mspace width="0.5em"/>
                      <mn>3</mn>
                      <mi>,</mi>
                      <mspace width="0.5em"/>
                      <mn>5</mn>
                      <mi>,</mi>
                      <mspace width="0.5em"/>
                      <mo stretchy="false">…</mo>
                    </mrow>
                  </mrow>
                  <mo fence="true" stretchy="false">}</mo>
                </mrow>
              </mtd>
            </mtr>
          </mtable>
        </mtd>
      </mtr>
      <mtr>
        <mtd columnalign="left">
          <mrow>
            <mtext>(</mtext>
            <mstyle mathvariant="bold">
              <mi>F</mi>
            </mstyle>
            <mtext> is Fibonacci sequence.)</mtext>
          </mrow>
        </mtd>
      </mtr>
    </mtable>
    <annotation encoding="StarMath 5.0">matrix{
alignr bold S  # `=` #  alignl lbrace s_{1},` s_{2},` s_{3},` dotslow rbrace  ##
alignr bold F # `=` # alignl lbrace 1,` 1,` 2,` 3,` 5,` dotslow rbrace
} newline
alignl "(" bold F " is Fibonacci sequence.)"
 
</annotation>
  </semantics>
</math>
</file>

<file path=Object 12/content.xml><?xml version="1.0" encoding="utf-8"?>
<math xmlns="http://www.w3.org/1998/Math/MathML" display="block">
  <semantics>
    <mrow>
      <mspace width="0.5em"/>
      <mrow>
        <mo stretchy="false">∑</mo>
        <mspace/>
      </mrow>
    </mrow>
    <annotation encoding="StarMath 5.0">`sum`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i>m</mi>
          </mrow>
          <mi>n</mi>
        </munderover>
        <msub>
          <mi>s</mi>
          <mi>i</mi>
        </msub>
      </mrow>
      <mrow>
        <mspace width="0.5em"/>
        <mo stretchy="false">=</mo>
        <mspace width="0.5em"/>
      </mrow>
      <msub>
        <mi>s</mi>
        <mi>m</mi>
      </msub>
      <mrow>
        <mspace width="0.5em"/>
        <mo stretchy="false">+</mo>
        <mspace width="0.5em"/>
      </mrow>
      <msub>
        <mi>s</mi>
        <mrow>
          <mi>m</mi>
          <mo stretchy="false">+</mo>
          <mn>1</mn>
        </mrow>
      </msub>
      <mrow>
        <mspace width="0.5em"/>
        <mo stretchy="false">+</mo>
        <mspace width="0.5em"/>
      </mrow>
      <mo stretchy="false">…</mo>
      <mrow>
        <mspace width="0.5em"/>
        <mo stretchy="false">+</mo>
        <mspace width="0.5em"/>
      </mrow>
      <msub>
        <mi>s</mi>
        <mi>n</mi>
      </msub>
    </mrow>
    <annotation encoding="StarMath 5.0">sum from{i=m} to{n} s_i `=` s_m `+` s_{m+1} `+` dotslow `+` s_n</annotation>
  </semantics>
</math>
</file>

<file path=Object 14/content.xml><?xml version="1.0" encoding="utf-8"?>
<math xmlns="http://www.w3.org/1998/Math/MathML" display="block">
  <semantics>
    <mrow>
      <mspace width="0.5em"/>
      <mrow>
        <mo stretchy="false">∑</mo>
        <mspace/>
      </mrow>
    </mrow>
    <annotation encoding="StarMath 5.0">`sum`</annotation>
  </semantics>
</math>
</file>

<file path=Object 15/content.xml><?xml version="1.0" encoding="utf-8"?>
<math xmlns="http://www.w3.org/1998/Math/MathML" display="block">
  <semantics>
    <mtable>
      <mtr>
        <mtd>
          <mtable>
            <mtr>
              <mtd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4</mn>
                  </munderover>
                  <msub>
                    <mi>f</mi>
                    <mi>i</mi>
                  </msub>
                </mrow>
              </mtd>
              <mtd>
                <mrow>
                  <mspace width="0.5em"/>
                  <mo stretchy="false">=</mo>
                  <mspace width="0.5em"/>
                </mrow>
              </mtd>
              <mtd columnalign="left">
                <mrow>
                  <msub>
                    <mi>f</mi>
                    <mn>1</mn>
                  </msub>
                  <mrow>
                    <mspace width="0.5em"/>
                    <mo stretchy="false">+</mo>
                    <mspace width="0.5em"/>
                  </mrow>
                  <msub>
                    <mi>f</mi>
                    <mn>2</mn>
                  </msub>
                  <mrow>
                    <mspace width="0.5em"/>
                    <mo stretchy="false">+</mo>
                    <mspace width="0.5em"/>
                  </mrow>
                  <msub>
                    <mi>f</mi>
                    <mn>3</mn>
                  </msub>
                  <mrow>
                    <mspace width="0.5em"/>
                    <mo stretchy="false">+</mo>
                    <mspace width="0.5em"/>
                  </mrow>
                  <msub>
                    <mi>f</mi>
                    <mn>4</mn>
                  </msub>
                </mrow>
              </mtd>
            </mtr>
            <mtr>
              <mtd>
                <mspace width="0.5em"/>
              </mtd>
              <mtd>
                <mrow>
                  <mspace width="0.5em"/>
                  <mo stretchy="false">=</mo>
                  <mspace width="0.5em"/>
                </mrow>
              </mtd>
              <mtd columnalign="left">
                <mrow>
                  <mn>1</mn>
                  <mrow>
                    <mspace width="0.5em"/>
                    <mo stretchy="false">+</mo>
                    <mspace width="0.5em"/>
                  </mrow>
                  <mn>1</mn>
                  <mrow>
                    <mspace width="0.5em"/>
                    <mo stretchy="false">+</mo>
                    <mspace width="0.5em"/>
                  </mrow>
                  <mn>2</mn>
                  <mrow>
                    <mspace width="0.5em"/>
                    <mo stretchy="false">+</mo>
                    <mspace width="0.5em"/>
                  </mrow>
                  <mn>3</mn>
                </mrow>
              </mtd>
            </mtr>
          </mtable>
        </mtd>
      </mtr>
      <mtr>
        <mtd>
          <mrow>
            <msup>
              <mtext>(Sum of 1</mtext>
              <mi mathvariant="italic">st</mi>
            </msup>
            <mtext> 4 terms of</mtext>
          </mrow>
        </mtd>
      </mtr>
      <mtr>
        <mtd>
          <mtext>Fibonacci sequence.)</mtext>
        </mtd>
      </mtr>
    </mtable>
    <annotation encoding="StarMath 5.0">matrix { 
sum from{i=1} to{4} f_i # `=` # alignl f_1 `+` f_2 `+` f_3 `+` f_4 ##
` # `=` # alignl 1 `+` 1 `+` 2 `+` 3 
} newline
"(Sum of 1"^{st}" 4 terms of" newline "Fibonacci sequence.)"</annotation>
  </semantics>
</math>
</file>

<file path=Object 16/content.xml><?xml version="1.0" encoding="utf-8"?>
<math xmlns="http://www.w3.org/1998/Math/MathML" display="block">
  <semantics>
    <mrow>
      <mspace width="0.5em"/>
      <mrow>
        <mo stretchy="false">∏</mo>
        <mspace/>
      </mrow>
    </mrow>
    <annotation encoding="StarMath 5.0">`prod` </annotation>
  </semantics>
</math>
</file>

<file path=Object 17/content.xml><?xml version="1.0" encoding="utf-8"?>
<math xmlns="http://www.w3.org/1998/Math/MathML" display="block">
  <semantics>
    <mrow>
      <mrow>
        <munderover>
          <mo stretchy="false">∏</mo>
          <mrow>
            <mi>i</mi>
            <mo stretchy="false">=</mo>
            <mi>m</mi>
          </mrow>
          <mi>n</mi>
        </munderover>
        <msub>
          <mi>s</mi>
          <mi>i</mi>
        </msub>
      </mrow>
      <mrow>
        <mspace width="0.5em"/>
        <mo stretchy="false">=</mo>
        <mspace width="0.5em"/>
      </mrow>
      <msub>
        <mi>s</mi>
        <mi>m</mi>
      </msub>
      <mrow>
        <mspace width="0.5em"/>
        <mo stretchy="false">⋅</mo>
        <mspace width="0.5em"/>
      </mrow>
      <msub>
        <mi>s</mi>
        <mrow>
          <mi>m</mi>
          <mo stretchy="false">+</mo>
          <mn>1</mn>
        </mrow>
      </msub>
      <mrow>
        <mspace width="0.5em"/>
        <mo stretchy="false">⋅</mo>
        <mspace width="0.5em"/>
      </mrow>
      <mo stretchy="false">…</mo>
      <mrow>
        <mspace width="0.5em"/>
        <mo stretchy="false">⋅</mo>
        <mspace width="0.5em"/>
      </mrow>
      <msub>
        <mi>s</mi>
        <mi>n</mi>
      </msub>
    </mrow>
    <annotation encoding="StarMath 5.0">prod from{i=m} to{n} s_i `=` s_m `cdot` s_{m+1} `cdot` dotslow `cdot` s_n</annotation>
  </semantics>
</math>
</file>

<file path=Object 18/content.xml><?xml version="1.0" encoding="utf-8"?>
<math xmlns="http://www.w3.org/1998/Math/MathML" display="block">
  <semantics>
    <mtable>
      <mtr>
        <mtd columnalign="right">
          <mrow>
            <munderover>
              <mo stretchy="false">∏</mo>
              <mrow>
                <mi>i</mi>
                <mo stretchy="false">=</mo>
                <mn>3</mn>
              </mrow>
              <mn>5</mn>
            </munderover>
            <mfrac>
              <mi>i</mi>
              <mrow>
                <mi>i</mi>
                <mo stretchy="false">+</mo>
                <mn>1</mn>
              </mrow>
            </mfrac>
          </mrow>
        </mtd>
        <mtd>
          <mrow>
            <mspace width="0.5em"/>
            <mo stretchy="false">=</mo>
            <mspace width="0.5em"/>
          </mrow>
        </mtd>
        <mtd columnalign="left">
          <mrow>
            <mfrac>
              <mn>3</mn>
              <mn>4</mn>
            </mfrac>
            <mrow>
              <mspace width="0.5em"/>
              <mo stretchy="false">⋅</mo>
              <mspace width="0.5em"/>
            </mrow>
            <mfrac>
              <mn>4</mn>
              <mn>5</mn>
            </mfrac>
            <mrow>
              <mspace width="0.5em"/>
              <mo stretchy="false">⋅</mo>
              <mspace width="0.5em"/>
            </mrow>
            <mfrac>
              <mn>5</mn>
              <mn>6</mn>
            </mfrac>
          </mrow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 columnalign="left">
          <mfrac>
            <mn>1</mn>
            <mn>2</mn>
          </mfrac>
        </mtd>
      </mtr>
    </mtable>
    <annotation encoding="StarMath 5.0">matrix { 
{alignr prod from{i=3} to{5} {{alignc i} over {alignc i + 1}}} # `=` # alignl 3 over 4 `cdot` 4 over 5 `cdot` 5 over 6 ##
` # `=` # {alignl 1 over 2}
}</annotation>
  </semantics>
</math>
</file>

<file path=Object 19/content.xml><?xml version="1.0" encoding="utf-8"?>
<math xmlns="http://www.w3.org/1998/Math/MathML" display="block">
  <semantics>
    <mtable>
      <mtr>
        <mtd columnalign="right">
          <mrow>
            <mi>n</mi>
            <mo stretchy="false">!</mo>
          </mrow>
        </mtd>
        <mtd>
          <mrow>
            <mspace width="0.5em"/>
            <mo stretchy="false">=</mo>
            <mspace width="0.5em"/>
          </mrow>
        </mtd>
        <mtd columnalign="left">
          <mrow>
            <munderover>
              <mo stretchy="false">∏</mo>
              <mrow>
                <mi>i</mi>
                <mo stretchy="false">=</mo>
                <mn>1</mn>
              </mrow>
              <mi>n</mi>
            </munderover>
            <mi>i</mi>
          </mrow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n>1</mn>
            <mrow>
              <mspace width="0.5em"/>
              <mo stretchy="false">⋅</mo>
              <mspace width="0.5em"/>
            </mrow>
            <mn>2</mn>
            <mrow>
              <mspace width="0.5em"/>
              <mo stretchy="false">⋅</mo>
              <mspace width="0.5em"/>
            </mrow>
            <mo stretchy="false">…</mo>
            <mrow>
              <mspace width="0.5em"/>
              <mo stretchy="false">⋅</mo>
              <mspace width="0.5em"/>
            </mrow>
            <mi>n</mi>
          </mrow>
        </mtd>
      </mtr>
      <mtr>
        <mtd columnalign="right">
          <mrow>
            <mn>0</mn>
            <mo stretchy="false">!</mo>
          </mrow>
        </mtd>
        <mtd>
          <mrow>
            <mspace width="0.5em"/>
            <mo stretchy="false">=</mo>
            <mspace width="0.5em"/>
          </mrow>
        </mtd>
        <mtd columnalign="left">
          <mn>1</mn>
        </mtd>
      </mtr>
    </mtable>
    <annotation encoding="StarMath 5.0">matrix { 
alignr fact{n} # `=` # alignl prod from{i=1} to{n} i ##
` # `=` # 1 `cdot` 2 `cdot` dotslow `cdot` n ##
alignr fact 0 # `=` # alignl 1
}</annotation>
  </semantics>
</math>
</file>

<file path=Object 2/content.xml><?xml version="1.0" encoding="utf-8"?>
<math xmlns="http://www.w3.org/1998/Math/MathML" display="block">
  <semantics>
    <mrow>
      <mo fence="true" stretchy="false">⌊</mo>
      <mrow>
        <mo stretchy="false">…</mo>
      </mrow>
      <mo fence="true" stretchy="false">⌋</mo>
    </mrow>
    <annotation encoding="StarMath 5.0">lfloor dotslow rfloor </annotation>
  </semantics>
</math>
</file>

<file path=Object 20/content.xml><?xml version="1.0" encoding="utf-8"?>
<math xmlns="http://www.w3.org/1998/Math/MathML" display="block">
  <semantics>
    <mtable>
      <mtr>
        <mtd columnalign="right">
          <mrow>
            <mn>5</mn>
            <mo stretchy="false">!</mo>
          </mrow>
        </mtd>
        <mtd>
          <mrow>
            <mspace width="0.5em"/>
            <mo stretchy="false">=</mo>
            <mspace width="0.5em"/>
          </mrow>
        </mtd>
        <mtd>
          <mrow>
            <mn>1</mn>
            <mrow>
              <mspace width="0.5em"/>
              <mo stretchy="false">⋅</mo>
              <mspace width="0.5em"/>
            </mrow>
            <mn>2</mn>
            <mrow>
              <mspace width="0.5em"/>
              <mo stretchy="false">⋅</mo>
              <mspace width="0.5em"/>
            </mrow>
            <mn>3</mn>
            <mrow>
              <mspace width="0.5em"/>
              <mo stretchy="false">⋅</mo>
              <mspace width="0.5em"/>
            </mrow>
            <mn>4</mn>
            <mrow>
              <mspace width="0.5em"/>
              <mo stretchy="false">⋅</mo>
              <mspace width="0.5em"/>
            </mrow>
            <mn>5</mn>
          </mrow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 columnalign="left">
          <mn>120</mn>
        </mtd>
      </mtr>
    </mtable>
    <annotation encoding="StarMath 5.0">matrix { 
alignr fact 5 # `=` # 1 `cdot` 2 `cdot` 3 `cdot` 4 `cdot` 5 ##
` # `=` # alignl 120
}</annotation>
  </semantics>
</math>
</file>

<file path=Object 21/content.xml><?xml version="1.0" encoding="utf-8"?>
<math xmlns="http://www.w3.org/1998/Math/MathML" display="block">
  <semantics>
    <mtable>
      <mtr>
        <mtd columnalign="right">
          <mi>e</mi>
        </mtd>
        <mtd>
          <mrow>
            <mspace width="0.5em"/>
            <mo stretchy="false">=</mo>
            <mspace width="0.5em"/>
          </mrow>
        </mtd>
        <mtd columnalign="left">
          <mrow>
            <munderover>
              <mo stretchy="false">∑</mo>
              <mrow>
                <mi>i</mi>
                <mo stretchy="false">=</mo>
                <mn>0</mn>
              </mrow>
              <mi mathvariant="normal">∞</mi>
            </munderover>
            <mfrac>
              <mn>1</mn>
              <mrow>
                <mi>n</mi>
                <mo stretchy="false">!</mo>
              </mrow>
            </mfrac>
          </mrow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frac>
              <mn>1</mn>
              <mrow>
                <mn>0</mn>
                <mo stretchy="false">!</mo>
              </mrow>
            </mfrac>
            <mrow>
              <mspace width="0.5em"/>
              <mo stretchy="false">+</mo>
              <mspace width="0.5em"/>
            </mrow>
            <mfrac>
              <mn>1</mn>
              <mrow>
                <mn>1</mn>
                <mo stretchy="false">!</mo>
              </mrow>
            </mfrac>
            <mrow>
              <mspace width="0.5em"/>
              <mo stretchy="false">+</mo>
              <mspace width="0.5em"/>
            </mrow>
            <mfrac>
              <mn>1</mn>
              <mrow>
                <mn>2</mn>
                <mo stretchy="false">!</mo>
              </mrow>
            </mfrac>
            <mrow>
              <mspace width="0.5em"/>
              <mo stretchy="false">+</mo>
              <mspace width="0.5em"/>
            </mrow>
            <mfrac>
              <mn>1</mn>
              <mrow>
                <mn>3</mn>
                <mo stretchy="false">!</mo>
              </mrow>
            </mfrac>
            <mrow>
              <mspace width="0.5em"/>
              <mo stretchy="false">+</mo>
              <mspace width="0.5em"/>
            </mrow>
            <mo stretchy="false">…</mo>
          </mrow>
        </mtd>
      </mtr>
      <mtr>
        <mtd>
          <mspace width="0.5em"/>
        </mtd>
        <mtd>
          <mrow>
            <mspace width="0.5em"/>
            <mo stretchy="false">≈</mo>
            <mspace width="0.5em"/>
          </mrow>
        </mtd>
        <mtd columnalign="left">
          <mrow>
            <mn>2.71828</mn>
            <mo stretchy="false">…</mo>
          </mrow>
        </mtd>
      </mtr>
    </mtable>
    <annotation encoding="StarMath 5.0">matrix { 
alignr e # `=` # alignl sum from{i=0} to{infinity} {alignc 1  over {alignc fact{n}}} ##
` # `=` # 1 over {alignc fact{0}} `+` 1 over {alignc fact{1}} `+` {alignc 1} over {alignc fact 2}  `+` {alignc 1} over {alignc fact 3 } `+` dotslow ##
` # `approx` # alignl 2.71828 dotslow
}</annotation>
  </semantics>
</math>
</file>

<file path=Object 3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</annotation>
  </semantics>
</math>
</file>

<file path=Object 4/content.xml><?xml version="1.0" encoding="utf-8"?>
<math xmlns="http://www.w3.org/1998/Math/MathML" display="block">
  <semantics>
    <mtable>
      <mtr>
        <mtd columnalign="right">
          <mrow>
            <mo fence="true" stretchy="false">⌊</mo>
            <mrow>
              <mn>1.75</mn>
            </mrow>
            <mo fence="true" stretchy="false">⌋</mo>
          </mrow>
        </mtd>
        <mtd>
          <mrow>
            <mspace width="0.5em"/>
            <mo stretchy="false">=</mo>
            <mspace width="0.5em"/>
          </mrow>
        </mtd>
        <mtd columnalign="right">
          <mn>1</mn>
        </mtd>
      </mtr>
      <mtr>
        <mtd columnalign="right">
          <mrow>
            <mo fence="true" stretchy="false">⌊</mo>
            <mrow>
              <mrow>
                <mo stretchy="false">−</mo>
                <mn>1.75</mn>
              </mrow>
            </mrow>
            <mo fence="true" stretchy="false">⌋</mo>
          </mrow>
        </mtd>
        <mtd>
          <mrow>
            <mspace width="0.5em"/>
            <mo stretchy="false">=</mo>
            <mspace width="0.5em"/>
          </mrow>
        </mtd>
        <mtd columnalign="right">
          <mrow>
            <mo stretchy="false">−</mo>
            <mn>2</mn>
          </mrow>
        </mtd>
      </mtr>
      <mtr>
        <mtd columnalign="right">
          <mrow>
            <mo fence="true" stretchy="false">⌊</mo>
            <mrow>
              <mn>1</mn>
            </mrow>
            <mo fence="true" stretchy="false">⌋</mo>
          </mrow>
        </mtd>
        <mtd>
          <mrow>
            <mspace width="0.5em"/>
            <mo stretchy="false">=</mo>
            <mspace width="0.5em"/>
          </mrow>
        </mtd>
        <mtd columnalign="right">
          <mn>1</mn>
        </mtd>
      </mtr>
    </mtable>
    <annotation encoding="StarMath 5.0">matrix{
alignr lfloor 1.75 rfloor  # `=` #  alignr 1  ##
alignr lfloor -1.75 rfloor # `=` # alignr -2 ##
alignr lfloor 1 rfloor # `=` # alignr 1
} 
</annotation>
  </semantics>
</math>
</file>

<file path=Object 5/content.xml><?xml version="1.0" encoding="utf-8"?>
<math xmlns="http://www.w3.org/1998/Math/MathML" display="block">
  <semantics>
    <mrow>
      <mo fence="true" stretchy="false">⌈</mo>
      <mrow>
        <mo stretchy="false">…</mo>
      </mrow>
      <mo fence="true" stretchy="false">⌉</mo>
    </mrow>
    <annotation encoding="StarMath 5.0">lceil dotslow rceil</annotation>
  </semantics>
</math>
</file>

<file path=Object 6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7/content.xml><?xml version="1.0" encoding="utf-8"?>
<math xmlns="http://www.w3.org/1998/Math/MathML" display="block">
  <semantics>
    <mtable>
      <mtr>
        <mtd columnalign="right">
          <mrow>
            <mo fence="true" stretchy="false">⌈</mo>
            <mrow>
              <mn>1.75</mn>
            </mrow>
            <mo fence="true" stretchy="false">⌉</mo>
          </mrow>
        </mtd>
        <mtd>
          <mrow>
            <mspace width="0.5em"/>
            <mo stretchy="false">=</mo>
            <mspace width="0.5em"/>
          </mrow>
        </mtd>
        <mtd columnalign="right">
          <mn>2</mn>
        </mtd>
      </mtr>
      <mtr>
        <mtd columnalign="right">
          <mrow>
            <mo fence="true" stretchy="false">⌈</mo>
            <mrow>
              <mrow>
                <mo stretchy="false">−</mo>
                <mn>1.75</mn>
              </mrow>
            </mrow>
            <mo fence="true" stretchy="false">⌉</mo>
          </mrow>
        </mtd>
        <mtd>
          <mrow>
            <mspace width="0.5em"/>
            <mo stretchy="false">=</mo>
            <mspace width="0.5em"/>
          </mrow>
        </mtd>
        <mtd columnalign="right">
          <mrow>
            <mo stretchy="false">−</mo>
            <mn>1</mn>
          </mrow>
        </mtd>
      </mtr>
      <mtr>
        <mtd columnalign="right">
          <mrow>
            <mo fence="true" stretchy="false">⌈</mo>
            <mrow>
              <mn>1</mn>
            </mrow>
            <mo fence="true" stretchy="false">⌉</mo>
          </mrow>
        </mtd>
        <mtd>
          <mrow>
            <mspace width="0.5em"/>
            <mo stretchy="false">=</mo>
            <mspace width="0.5em"/>
          </mrow>
        </mtd>
        <mtd columnalign="right">
          <mn>1</mn>
        </mtd>
      </mtr>
    </mtable>
    <annotation encoding="StarMath 5.0">matrix{
alignr lceil 1.75 rceil  # `=` #  alignr 2  ##
alignr lceil -1.75 rceil # `=` # alignr -1 ##
alignr lceil 1 rceil # `=` # alignr 1
} 
</annotation>
  </semantics>
</math>
</file>

<file path=Object 8/content.xml><?xml version="1.0" encoding="utf-8"?>
<math xmlns="http://www.w3.org/1998/Math/MathML" display="block">
  <semantics>
    <msup>
      <mi>b</mi>
      <mi>n</mi>
    </msup>
    <annotation encoding="StarMath 5.0">b ^ n</annotation>
  </semantics>
</math>
</file>

<file path=Object 9/content.xml><?xml version="1.0" encoding="utf-8"?>
<math xmlns="http://www.w3.org/1998/Math/MathML" display="block">
  <semantics>
    <mtable>
      <mtr>
        <mtd columnalign="right">
          <msup>
            <mi>x</mi>
            <mn>2</mn>
          </msup>
        </mtd>
        <mtd>
          <mrow>
            <mspace width="0.5em"/>
            <mo stretchy="false">=</mo>
            <mspace width="0.5em"/>
          </mrow>
        </mtd>
        <mtd columnalign="left">
          <mrow>
            <mi>x</mi>
            <mrow>
              <mspace width="0.5em"/>
              <mo stretchy="false">⋅</mo>
              <mspace width="0.5em"/>
            </mrow>
            <mi>x</mi>
          </mrow>
        </mtd>
        <mtd>
          <mspace width="0.5em"/>
        </mtd>
        <mtd>
          <mspace width="0.5em"/>
        </mtd>
      </mtr>
      <mtr>
        <mtd columnalign="right">
          <msup>
            <mn>3</mn>
            <mn>4</mn>
          </msup>
        </mtd>
        <mtd>
          <mrow>
            <mspace width="0.5em"/>
            <mo stretchy="false">=</mo>
            <mspace width="0.5em"/>
          </mrow>
        </mtd>
        <mtd columnalign="left">
          <mrow>
            <mn>3</mn>
            <mrow>
              <mspace width="0.5em"/>
              <mo stretchy="false">⋅</mo>
              <mspace width="0.5em"/>
            </mrow>
            <mn>3</mn>
            <mrow>
              <mspace width="0.5em"/>
              <mo stretchy="false">⋅</mo>
              <mspace width="0.5em"/>
            </mrow>
            <mn>3</mn>
            <mrow>
              <mspace width="0.5em"/>
              <mo stretchy="false">⋅</mo>
              <mspace width="0.5em"/>
            </mrow>
            <mn>3</mn>
          </mrow>
        </mtd>
        <mtd>
          <mrow>
            <mspace width="0.5em"/>
            <mo stretchy="false">=</mo>
            <mspace width="0.5em"/>
          </mrow>
        </mtd>
        <mtd columnalign="left">
          <mn>81</mn>
        </mtd>
      </mtr>
    </mtable>
    <annotation encoding="StarMath 5.0">matrix{
alignr x^2  # `=` #  alignl x `cdot` x  # ` # ` ##
alignr 3^4 # `=` # alignl 3 `cdot` 3 `cdot` 3 `cdot` 3 # `=` # alignl 81
} 
</annotation>
  </semantics>
</math>
</file>